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Consolas1" svg:font-family="Consolas" style:font-family-generic="roman"/>
    <style:font-face style:name="Consolas2" svg:font-family="Consolas" style:font-family-generic="roman" style:font-pitch="fixed"/>
    <style:font-face style:name="Consolas" svg:font-family="Consolas" style:font-family-generic="swiss" style:font-pitch="fixed"/>
    <style:font-face style:name="Consolas3" svg:font-family="Consolas"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Consolas4" svg:font-family="Consola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f086" officeooo:paragraph-rsid="0017f086"/>
    </style:style>
    <style:style style:name="P2" style:family="paragraph" style:parent-style-name="Standard">
      <style:text-properties officeooo:rsid="0017f086" officeooo:paragraph-rsid="001d32a7"/>
    </style:style>
    <style:style style:name="P3" style:family="paragraph" style:parent-style-name="Standard">
      <style:text-properties fo:color="#000000" style:font-name="Consolas1" fo:font-size="9.5pt" style:font-size-asian="9.5pt"/>
    </style:style>
    <style:style style:name="P4" style:family="paragraph" style:parent-style-name="Standard">
      <style:text-properties fo:color="#000000" style:font-name="Consolas1" fo:font-size="9.5pt" officeooo:rsid="001b3fde" officeooo:paragraph-rsid="001b1684" style:font-size-asian="9.5pt"/>
    </style:style>
    <style:style style:name="P5" style:family="paragraph" style:parent-style-name="Standard">
      <style:text-properties fo:color="#000000" style:font-name="Consolas1" fo:font-size="9.5pt" officeooo:rsid="001b1684" officeooo:paragraph-rsid="001b1684" style:font-size-asian="9.5pt"/>
    </style:style>
    <style:style style:name="P6" style:family="paragraph" style:parent-style-name="Standard">
      <style:text-properties officeooo:rsid="00189dda" officeooo:paragraph-rsid="00189dda"/>
    </style:style>
    <style:style style:name="P7" style:family="paragraph" style:parent-style-name="Standard">
      <style:text-properties officeooo:rsid="0018e9ef" officeooo:paragraph-rsid="00189dda"/>
    </style:style>
    <style:style style:name="P8" style:family="paragraph" style:parent-style-name="Standard">
      <style:text-properties officeooo:rsid="0018e9ef" officeooo:paragraph-rsid="0018e9ef"/>
    </style:style>
    <style:style style:name="P9" style:family="paragraph" style:parent-style-name="Standard">
      <style:text-properties officeooo:rsid="001967f6" officeooo:paragraph-rsid="0018e9ef"/>
    </style:style>
    <style:style style:name="P10" style:family="paragraph" style:parent-style-name="Standard">
      <style:text-properties officeooo:rsid="001967f6" officeooo:paragraph-rsid="001967f6"/>
    </style:style>
    <style:style style:name="P11" style:family="paragraph" style:parent-style-name="Standard">
      <style:text-properties style:font-name="Consolas1" fo:font-size="9.5pt" style:font-size-asian="9.5pt"/>
    </style:style>
    <style:style style:name="P12" style:family="paragraph" style:parent-style-name="Standard">
      <style:text-properties style:font-name="Consolas1" fo:font-size="9.5pt" officeooo:rsid="0018e9ef" officeooo:paragraph-rsid="0018e9ef" style:font-size-asian="9.5pt"/>
    </style:style>
    <style:style style:name="P13" style:family="paragraph" style:parent-style-name="Standard">
      <style:text-properties fo:color="#008000" style:font-name="Consolas1" fo:font-size="9.5pt" style:font-size-asian="9.5pt"/>
    </style:style>
    <style:style style:name="P14" style:family="paragraph" style:parent-style-name="Standard">
      <style:text-properties officeooo:rsid="00189dda" officeooo:paragraph-rsid="00189dda"/>
    </style:style>
    <style:style style:name="P15" style:family="paragraph" style:parent-style-name="Standard">
      <style:text-properties officeooo:rsid="00189dda" officeooo:paragraph-rsid="0020241c"/>
    </style:style>
    <style:style style:name="P16" style:family="paragraph">
      <style:text-properties style:font-name="Consolas2" fo:font-size="9.5pt"/>
    </style:style>
    <style:style style:name="P17" style:family="paragraph">
      <style:paragraph-properties style:text-autospace="none"/>
    </style:style>
    <style:style style:name="P18" style:family="paragraph">
      <style:paragraph-properties style:text-autospace="none"/>
      <style:text-properties fo:font-size="12pt"/>
    </style:style>
    <style:style style:name="T1" style:family="text">
      <style:text-properties style:font-name="Consolas1" fo:font-size="9.5pt" style:font-size-asian="9.5pt"/>
    </style:style>
    <style:style style:name="T2" style:family="text">
      <style:text-properties fo:color="#008000" style:font-name="Consolas1" fo:font-size="9.5pt" style:font-size-asian="9.5pt"/>
    </style:style>
    <style:style style:name="T3" style:family="text">
      <style:text-properties fo:color="#000000" style:font-name="Consolas1" fo:font-size="9.5pt" style:font-size-asian="9.5pt"/>
    </style:style>
    <style:style style:name="T4" style:family="text">
      <style:text-properties fo:color="#000000" style:font-name="Consolas1" fo:font-size="9.5pt" officeooo:rsid="001b1684" style:font-size-asian="9.5pt"/>
    </style:style>
    <style:style style:name="T5" style:family="text">
      <style:text-properties fo:color="#0000ff" style:font-name="Consolas1" fo:font-size="9.5pt" style:font-size-asian="9.5pt"/>
    </style:style>
    <style:style style:name="T6" style:family="text">
      <style:text-properties fo:color="#a31515" style:font-name="Consolas1" fo:font-size="9.5pt" style:font-size-asian="9.5pt"/>
    </style:style>
    <style:style style:name="T7" style:family="text">
      <style:text-properties officeooo:rsid="001c9dbf"/>
    </style:style>
    <style:style style:name="T8" style:family="text">
      <style:text-properties officeooo:rsid="001d32a7"/>
    </style:style>
    <style:style style:name="T9" style:family="text">
      <style:text-properties officeooo:rsid="001e0be9"/>
    </style:style>
    <style:style style:name="T10" style:family="text">
      <style:text-properties officeooo:rsid="0020241c"/>
    </style:style>
    <style:style style:name="T11" style:family="text">
      <style:text-properties style:font-name="Consolas2" fo:font-size="9.5pt"/>
    </style:style>
    <style:style style:name="T12" style:family="text">
      <style:text-properties fo:color="#008000" style:font-name="Consolas2" fo:font-size="9.5pt"/>
    </style:style>
    <style:style style:name="T13" style:family="text">
      <style:text-properties fo:color="#000000" style:font-name="Consolas2" fo:font-size="9.5pt"/>
    </style:style>
    <style:style style:name="T14" style:family="text">
      <style:text-properties fo:color="#0000ff" style:font-name="Consolas2" fo:font-size="9.5pt"/>
    </style:style>
    <style:style style:name="T15" style:family="text">
      <style:text-properties fo:font-size="12pt"/>
    </style:style>
    <style:style style:name="T16" style:family="text">
      <style:text-properties fo:color="#a31515" style:font-name="Consolas2" fo:font-size="9.5pt"/>
    </style:style>
    <style:style style:name="T17" style:family="text">
      <style:text-properties fo:color="#0000ff" style:font-name="Consolas" fo:font-size="9.5pt" style:font-name-asian="Consolas" style:font-size-asian="9.5pt" style:font-name-complex="Consolas" style:font-size-complex="9.5pt"/>
    </style:style>
    <style:style style:name="T18" style:family="text">
      <style:text-properties style:font-name="Consolas" fo:font-size="9.5pt" style:font-name-asian="Consolas" style:font-size-asian="9.5pt" style:font-name-complex="Consolas" style:font-size-complex="9.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solid" draw:fill-color="#eeeeee" fo:min-height="6.853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eeeee" fo:min-height="2.17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fo:min-height="2.96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winCAT3 code that has been developed has been done in a way which allows it to easily work with the SOEM library as well. This means a few small adapter funcionalities have been added so that both SOEM and TwinCAT3 can work with the same source files. </text:p>
      <text:p text:style-name="P1"/>
      <text:p text:style-name="P2"><text:span text:style-name="T8">The 'toplevel' TwinCAT3 code is in Module1.cpp. This file essentially performs the same functionality as soem_main.cpp </text:span><text:span text:style-name="T9">for soem</text:span><text:span text:style-name="T8">.</text:span></text:p>
      <text:p text:style-name="P1"/>
      <text:p text:style-name="P6">The SOEM implementation uses structures to access data on slave devices. For the wago stepper motors there is an array of struct wago_stepper_t. This array represents a single input or output area for the steppers motors (the input and output areas share the same layout).</text:p>
      <text:p text:style-name="P6">In code there is a 3x2 array which represents the 3 wago stepper devices input and output layouts. Currently index 0 represents output and index 1 represents input (1 looks like i, 0 looks like o :D). There is a #define of WAGO_OUTPUT_SPACE and WAGO_INPUT_SPACE which are 0 and 1 respectively.</text:p>
      <text:p text:style-name="P6"/>
      <text:p text:style-name="P6">These structures are actually pointers to the io spaces. Each element needs to receive the correct memory address for access to the respective device io space. This means the m_Inputs data area needs to be connected to the struct wago_steppers_t array correctly. This is why the SetObjState PS method contains the following.</text:p>
      <text:p text:style-name="P6"><draw:frame text:anchor-type="paragraph" draw:z-index="0" draw:style-name="gr1" draw:text-style-name="P16" svg:width="10.399cm" svg:height="11.11cm" svg:x="0.166cm" svg:y="0.293cm"><draw:text-box><text:p><text:span text:style-name="T11">HRESULT CModule1::SetObjStatePS(PTComInitDataHdr pInitData)</text:span></text:p><text:p><text:span text:style-name="T11">{</text:span></text:p><text:p><text:span text:style-name="T11"><text:tab/></text:span><text:span text:style-name="T11">m_Trace.Log(tlVerbose, FENTERA);</text:span></text:p><text:p><text:span text:style-name="T11"><text:tab/></text:span><text:span text:style-name="T11">HRESULT hr = S_OK;</text:span></text:p><text:p><text:span text:style-name="T11"><text:tab/></text:span><text:span text:style-name="T11">IMPLEMENT_ITCOMOBJECT_EVALUATE_INITDATA(pInitData);</text:span></text:p><text:p><text:span text:style-name="T11"/></text:p><text:p><text:span text:style-name="T11"><text:tab/></text:span><text:span text:style-name="T12">// TODO: Add initialization code</text:span></text:p><text:p><text:span text:style-name="T13"/></text:p><text:p><text:span text:style-name="T13"><text:tab/></text:span><text:span text:style-name="T13">wago_steppers[0][WAGO_INPUT_SPACE] = (</text:span><text:span text:style-name="T14">struct</text:span><text:span text:style-name="T13"> wago_stepper_t*) &amp;(m_Inputs.wago_stepper_inputs0);</text:span></text:p><text:p><text:span text:style-name="T13"><text:tab/></text:span><text:span text:style-name="T13">wago_steppers[1][WAGO_INPUT_SPACE] = (</text:span><text:span text:style-name="T14">struct</text:span><text:span text:style-name="T13"> wago_stepper_t*) &amp;(m_Inputs.wago_stepper_inputs1);</text:span></text:p><text:p><text:span text:style-name="T13"><text:tab/></text:span><text:span text:style-name="T13">wago_steppers[2][WAGO_INPUT_SPACE] = (</text:span><text:span text:style-name="T14">struct</text:span><text:span text:style-name="T13"> wago_stepper_t*) &amp;(m_Inputs.wago_stepper_inputs2);</text:span></text:p><text:p><text:span text:style-name="T15"/></text:p><text:p><text:span text:style-name="T13"/></text:p><text:p><text:span text:style-name="T13"><text:tab/></text:span><text:span text:style-name="T13">wago_steppers[0][WAGO_OUTPUT_SPACE] = (</text:span><text:span text:style-name="T14">struct</text:span><text:span text:style-name="T13"> wago_stepper_t*) &amp;(m_Outputs.wago_stepper_outputs0);</text:span></text:p><text:p><text:span text:style-name="T13"><text:tab/></text:span><text:span text:style-name="T13">wago_steppers[1][WAGO_OUTPUT_SPACE] = (</text:span><text:span text:style-name="T14">struct</text:span><text:span text:style-name="T13"> wago_stepper_t*) &amp;(m_Outputs.wago_stepper_outputs1);</text:span></text:p><text:p><text:span text:style-name="T13"><text:tab/></text:span><text:span text:style-name="T13">wago_steppers[2][WAGO_OUTPUT_SPACE] = (</text:span><text:span text:style-name="T14">struct</text:span><text:span text:style-name="T13"> wago_stepper_t*) &amp;(m_Outputs.wago_stepper_outputs2);</text:span></text:p><text:p><text:span text:style-name="T13"/></text:p><text:p><text:span text:style-name="T13"><text:tab/></text:span><text:span text:style-name="T13">m_Trace.Log(tlVerbose, FLEAVEA </text:span><text:span text:style-name="T16">"hr=0x%08x"</text:span><text:span text:style-name="T13">, hr);</text:span></text:p><text:p><text:span text:style-name="T13"><text:tab/></text:span><text:span text:style-name="T14">return</text:span><text:span text:style-name="T13"> hr;</text:span></text:p><text:p><text:span text:style-name="T13">}</text:span></text:p></draw:text-box></draw:frame>At the time of writing, the other devices have not yet been set up in the TwinCAT3 software. They will need to be connected similarly.</text:p>
      <text:p text:style-name="P6"/>
      <text:p text:style-name="P15"><text:span text:style-name="T10">It's important to note, the TwinCAT 3 software does not map the iomap the same way SOEM does. SOEM produces the same output and input data area's as defined in the manual for the stepper motor controllers. TwinCAT ignores the reserved byte (ie does not map it). This has been accounted for in the structure by including the reserved byte if compiled on anything other than windows and not including it when compiled on windows. All of the defines that say #ifdef windows shouldn't actually be checking for windows, they should check for TwinCAT3, otherwise if soem is used on windows it will not compile correctly. I've only done it this way because I didn't need to spend time </text:span><text:soft-page-break/><text:span text:style-name="T10">looking for information on how to detect TwinCAT3.</text:span></text:p>
      <text:p text:style-name="P7"/>
      <text:p text:style-name="P8">The cyclic function currently displays a message in the TwinCAT3 ErrorList window when the sick laser state changes. It also calls the state_machine function which updates the state of i/o's and the state machine controlling the wago stepper motors.</text:p>
      <text:p text:style-name="P8"/>
      <text:p text:style-name="P12">HRESULT CModule1::CycleUpdate(ITcTask* ipTask, ITcUnknown* ipCaller, ULONG_PTR context)</text:p>
      <text:p text:style-name="P11">{</text:p>
      <text:p text:style-name="P11"><text:tab/>HRESULT hr = S_OK;</text:p>
      <text:p text:style-name="Standard"><text:span text:style-name="T1"><text:tab/></text:span><text:span text:style-name="T5">static</text:span><text:span text:style-name="T3"> uint8_t current_sick;</text:span></text:p>
      <text:p text:style-name="Standard"><text:span text:style-name="T3"><text:tab/></text:span><text:span text:style-name="T5">static</text:span><text:span text:style-name="T3"> uint8_t last_sick = 0;</text:span></text:p>
      <text:p text:style-name="P3"/>
      <text:p text:style-name="Standard"><text:span text:style-name="T3"><text:tab/></text:span><text:span text:style-name="T2">/* notify about changes to state of sick sensors */</text:span></text:p>
      <text:p text:style-name="P3"><text:tab/>current_sick = m_Inputs.EK1002_BITS;</text:p>
      <text:p text:style-name="P3"><text:tab/></text:p>
      <text:p text:style-name="Standard"><text:span text:style-name="T3"><text:tab/></text:span><text:span text:style-name="T5">if</text:span><text:span text:style-name="T3"> (current_sick != last_sick)</text:span></text:p>
      <text:p text:style-name="Standard"><text:span text:style-name="T3"><text:tab/><text:tab/>printf(</text:span><text:span text:style-name="T6">"sick: changed to %x from %x\n"</text:span><text:span text:style-name="T3">, current_sick, last_sick);</text:span></text:p>
      <text:p text:style-name="P3"><text:tab/>last_sick = current_sick;</text:p>
      <text:p text:style-name="P13"/>
      <text:p text:style-name="P3"><text:tab/>state_machine();</text:p>
      <text:p text:style-name="P3"/>
      <text:p text:style-name="Standard"><text:span text:style-name="T3"><text:tab/></text:span><text:span text:style-name="T5">return</text:span><text:span text:style-name="T3"> hr;</text:span></text:p>
      <text:p text:style-name="P3">}</text:p>
      <text:p text:style-name="P9"/>
      <text:p text:style-name="P10">A printf function needs to be created so that debug messages can be done the same way on both SOEM and TwinCAT3. <text:span text:style-name="T7">This has been added to the main module class as m_Trace is by default only available from the class. </text:span></text:p>
      <text:p text:style-name="Text_20_body"><draw:frame text:anchor-type="paragraph" draw:z-index="1" draw:style-name="gr2" draw:text-style-name="P16" svg:width="8.097cm" svg:height="3.543cm" svg:x="0.086cm" svg:y="0.083cm"><draw:text-box><text:p><text:span text:style-name="T14">void</text:span><text:span text:style-name="T13"> printf(</text:span><text:span text:style-name="T14">const</text:span><text:span text:style-name="T13"> </text:span><text:span text:style-name="T14">char</text:span><text:span text:style-name="T13"> *fmt, ...)</text:span></text:p><text:p><text:span text:style-name="T13">{</text:span></text:p><text:p><text:span text:style-name="T13"><text:tab/></text:span><text:span text:style-name="T13">va_list args;</text:span></text:p><text:p><text:span text:style-name="T13"><text:tab/></text:span><text:span text:style-name="T13">va_start(args, fmt);</text:span></text:p><text:p><text:span text:style-name="T13"/></text:p><text:p><text:span text:style-name="T13"><text:tab/></text:span><text:span text:style-name="T13">m_Trace.LogV((PCHAR) fmt, args);</text:span></text:p><text:p><text:span text:style-name="T13"/></text:p><text:p><text:span text:style-name="T13"><text:tab/></text:span><text:span text:style-name="T13">va_end(args);</text:span></text:p><text:p><text:span text:style-name="T13">}</text:span></text:p></draw:text-box></draw:frame>To make this function work correctly the m_Trace.LogV method needs to exist (The existing m_Trace.Log is not suitable for calling through another function).<text:span text:style-name="T4"><text:line-break/></text:span></text:p>
      <text:p text:style-name="Text_20_body"><draw:frame text:anchor-type="paragraph" draw:z-index="2" draw:style-name="gr3" draw:text-style-name="P18" svg:width="12.833cm" svg:height="3.543cm" svg:x="0.351cm" svg:y="2.205cm"><draw:text-box><text:p text:style-name="P17"><text:span text:style-name="T17">void</text:span><text:span text:style-name="T18"> LogV(PCHAR szFormat, va_list pArgs)</text:span></text:p><text:p text:style-name="P17"><text:span text:style-name="T18">{</text:span></text:p><text:p text:style-name="P17"><text:span text:style-name="T18"><text:tab/></text:span><text:span text:style-name="T17">if</text:span><text:span text:style-name="T18"> (m_spSrv != NULL)</text:span></text:p><text:p text:style-name="P17"><text:span text:style-name="T18"><text:tab/></text:span><text:span text:style-name="T18">{</text:span></text:p><text:p text:style-name="P17"><text:span text:style-name="T18"><text:tab/></text:span><text:span text:style-name="T18"><text:tab/></text:span><text:span text:style-name="T18">DWORD msgCtrlMask = ADSLOG_MSGTYPE_STRING;</text:span></text:p><text:p text:style-name="P17"><text:span text:style-name="T18"><text:tab/></text:span><text:span text:style-name="T18"><text:tab/></text:span><text:span text:style-name="T18"><text:tab/></text:span></text:p><text:p text:style-name="P17"><text:span text:style-name="T18"><text:tab/></text:span><text:span text:style-name="T18"><text:tab/></text:span><text:span text:style-name="T18">m_spSrv-&gt;TcReportLogV( msgCtrlMask, szFormat, pArgs );</text:span></text:p><text:p text:style-name="P17"><text:span text:style-name="T18"><text:tab/></text:span><text:span text:style-name="T18">}</text:span></text:p><text:p text:style-name="P17"><text:span text:style-name="T18">}</text:span></text:p></draw:text-box></draw:frame>m_Trace is an instance of Cctrace. Cctrace is defined in TcInterfaces.h. I'm not sure where this file is, you can get to it in visual studio by right clicking any m_Trace.Log call and clicking goto declaration. Then right click on Cctrace and click open declaration. The following method needs to be added: </text:p>
      <text:p text:style-name="P4"/>
      <text:p text:style-name="P5"/>
      <text:p text:style-name="P5"/>
      <text:p text:style-name="P5"/>
      <text:p text:style-name="P5"/>
      <text:p text:style-name="P5"/>
      <text:p text:style-name="P5"/>
      <text:p text:style-name="P5"><text:soft-page-break/></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2" svg:font-family="Tahoma"/>
    <style:font-face style:name="Consolas1" svg:font-family="Consolas" style:font-family-generic="roman"/>
    <style:font-face style:name="Consolas2" svg:font-family="Consolas" style:font-family-generic="roman" style:font-pitch="fixed"/>
    <style:font-face style:name="Consolas" svg:font-family="Consolas" style:font-family-generic="swiss" style:font-pitch="fixed"/>
    <style:font-face style:name="Consolas3" svg:font-family="Consolas"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Consolas4" svg:font-family="Consola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14S</meta:editing-duration>
    <meta:editing-cycles>14</meta:editing-cycles>
    <meta:generator>LibreOffice/4.0.3.3$Windows_x86 LibreOffice_project/0eaa50a932c8f2199a615e1eb30f7ac74279539</meta:generator>
    <dc:date>2014-02-14T10:40:43.99</dc:date>
    <meta:document-statistic meta:table-count="0" meta:image-count="0" meta:object-count="0" meta:page-count="3" meta:paragraph-count="25" meta:word-count="573" meta:character-count="3472" meta:non-whitespace-character-count="2907"/>
    <meta:user-defined meta:name="Info 1"/>
    <meta:user-defined meta:name="Info 2"/>
    <meta:user-defined meta:name="Info 3"/>
    <meta:user-defined meta:name="Info 4"/>
  </office:meta>
</office:document-meta>
</file>